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Submit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4Submit.setNeedsResolveProperty( String needsResolv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Submit.setChangeProperty( String chang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SubmitAdapter.P4SubmitAdapter( P4Bas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Submit.setChange( String 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SubmitAdapter.process( String lin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